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6563" officeooo:paragraph-rsid="001a6563"/>
    </style:style>
    <style:style style:name="P2" style:family="paragraph" style:parent-style-name="Standard">
      <style:text-properties officeooo:rsid="001a6563" officeooo:paragraph-rsid="001aa0d6"/>
    </style:style>
    <style:style style:name="P3" style:family="paragraph" style:parent-style-name="Standard">
      <style:text-properties officeooo:rsid="001aa0d6" officeooo:paragraph-rsid="001aa0d6"/>
    </style:style>
    <style:style style:name="P4" style:family="paragraph" style:parent-style-name="Standard">
      <style:text-properties officeooo:rsid="001ae12d" officeooo:paragraph-rsid="001ae12d"/>
    </style:style>
    <style:style style:name="P5" style:family="paragraph" style:parent-style-name="Standard">
      <style:text-properties officeooo:rsid="001c7b10" officeooo:paragraph-rsid="001c7b10"/>
    </style:style>
    <style:style style:name="P6" style:family="paragraph" style:parent-style-name="Standard">
      <style:text-properties officeooo:rsid="001dc4fe" officeooo:paragraph-rsid="001dc4fe"/>
    </style:style>
    <style:style style:name="P7" style:family="paragraph" style:parent-style-name="Standard">
      <style:text-properties officeooo:rsid="001f77f1" officeooo:paragraph-rsid="001f77f1"/>
    </style:style>
    <style:style style:name="P8" style:family="paragraph" style:parent-style-name="Standard">
      <style:text-properties officeooo:rsid="0021179b" officeooo:paragraph-rsid="0021179b"/>
    </style:style>
    <style:style style:name="P9" style:family="paragraph" style:parent-style-name="Standard">
      <style:text-properties officeooo:rsid="00228537" officeooo:paragraph-rsid="00228537"/>
    </style:style>
    <style:style style:name="P10" style:family="paragraph" style:parent-style-name="Standard">
      <style:text-properties officeooo:rsid="0024504d" officeooo:paragraph-rsid="0024504d"/>
    </style:style>
    <style:style style:name="P11" style:family="paragraph" style:parent-style-name="Standard">
      <style:text-properties officeooo:rsid="00258a3c" officeooo:paragraph-rsid="00258a3c"/>
    </style:style>
    <style:style style:name="P12" style:family="paragraph" style:parent-style-name="Standard">
      <style:text-properties officeooo:rsid="0025ec3f" officeooo:paragraph-rsid="0025ec3f"/>
    </style:style>
    <style:style style:name="P13" style:family="paragraph" style:parent-style-name="Standard">
      <style:text-properties officeooo:rsid="0027317f" officeooo:paragraph-rsid="0027317f"/>
    </style:style>
    <style:style style:name="P14" style:family="paragraph" style:parent-style-name="Standard">
      <style:text-properties officeooo:rsid="0027317f" officeooo:paragraph-rsid="0028e4d2"/>
    </style:style>
    <style:style style:name="P15" style:family="paragraph" style:parent-style-name="Standard">
      <style:text-properties officeooo:rsid="0028e4d2" officeooo:paragraph-rsid="0028e4d2"/>
    </style:style>
    <style:style style:name="T1" style:family="text">
      <style:text-properties officeooo:rsid="001aa0d6"/>
    </style:style>
    <style:style style:name="T2" style:family="text">
      <style:text-properties officeooo:rsid="001c7b10"/>
    </style:style>
    <style:style style:name="T3" style:family="text">
      <style:text-properties officeooo:rsid="001f77f1"/>
    </style:style>
    <style:style style:name="T4" style:family="text">
      <style:text-properties officeooo:rsid="0025ec3f"/>
    </style:style>
    <style:style style:name="T5" style:family="text">
      <style:text-properties officeooo:rsid="00278d22"/>
    </style:style>
    <style:style style:name="T6" style:family="text">
      <style:text-properties officeooo:rsid="002923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Objectif</text:p>
      <text:p text:style-name="P1"/>
      <text:p text:style-name="P1">Lors de ce projet nous devons réaliser un programme permettant de modéliser une usine, gagnant ou perdant de l’argent en faisant accomplir des tâches à des ouvriers.</text:p>
      <text:p text:style-name="P1">En parallèle nous devons utiliser verifast pour assurer la correction du programme.</text:p>
      <text:p text:style-name="P1"/>
      <text:p text:style-name="P1">2. Questions</text:p>
      <text:p text:style-name="P1"/>
      <text:p text:style-name="P1">1) Nous avons créé la classe Tache, avec ses champs, <text:span text:style-name="T1">ses accesseurs</text:span> et son constructeur</text:p>
      <text:p text:style-name="P1">&lt;insérer code&gt;</text:p>
      <text:p text:style-name="P1"/>
      <text:p text:style-name="P2">2) <text:span text:style-name="T1">Pour implémenter le prédicat tache, nous avons utilisé la méthode suivante :</text:span></text:p>
      <text:p text:style-name="P2"/>
      <text:p text:style-name="P2"><text:span text:style-name="T1">predicate tache(Tache t; int temps_necessaire, int gain) = </text:span></text:p>
      <text:p text:style-name="P3"><text:tab/><text:tab/>t.temps_necessaire |-&gt; temps_necessaire </text:p>
      <text:p text:style-name="P3"><text:tab/><text:tab/>&amp;*&amp; t.gain |-&gt; gain</text:p>
      <text:p text:style-name="P3"><text:tab/><text:tab/>&amp;*&amp; gain &gt;= 0</text:p>
      <text:p text:style-name="P3"><text:tab/><text:tab/>&amp;*&amp; temps_necessaire &gt;= 0 ;</text:p>
      <text:p text:style-name="P3"/>
      <text:p text:style-name="P3">3) Définition d’une classe Travailleur, avec ses attributs, son constructeur et ses accesseurs :</text:p>
      <text:p text:style-name="P3">&lt;insérer code&gt;</text:p>
      <text:p text:style-name="P3"/>
      <text:p text:style-name="P3">4) Implémentation du prédicat travailleur :</text:p>
      <text:p text:style-name="P3"/>
      <text:p text:style-name="P3">predicate travailleur(Travailleur t; int temps_dispo, int salaire_horaire, int salaire_percu) =</text:p>
      <text:p text:style-name="P3"><text:tab/><text:tab/>t.temps_dispo |-&gt; temps_dispo </text:p>
      <text:p text:style-name="P3"><text:tab/><text:tab/>&amp;*&amp;t.salaire_horaire |-&gt; salaire_horaire</text:p>
      <text:p text:style-name="P3"><text:tab/><text:tab/>&amp;*&amp; t.salaire_percu |-&gt; salaire_percu;</text:p>
      <text:p text:style-name="P3"/>
      <text:p text:style-name="P3">5) Implémentation de la méthode travailler(int t) :</text:p>
      <text:p text:style-name="P3"/>
      <text:p text:style-name="P3">public int travailler(int t)</text:p>
      <text:p text:style-name="P3"><text:tab/>//@requires travailleur(this, _, ?s1, ?s2) &amp;*&amp; t &gt; 0;</text:p>
      <text:p text:style-name="P3"><text:tab/>//@ensures travailleur(this, _, s1, s2 + (t*s1));</text:p>
      <text:p text:style-name="P3"><text:tab/>{</text:p>
      <text:p text:style-name="P3"><text:tab/><text:tab/>int salaire_calculé = t*this.salaire_horaire;</text:p>
      <text:p text:style-name="P3"><text:tab/><text:tab/>this.salaire_percu += salaire_calculé;</text:p>
      <text:p text:style-name="P3"><text:tab/><text:tab/>return salaire_calculé;</text:p>
      <text:p text:style-name="P3"><text:tab/>}</text:p>
      <text:p text:style-name="P4"/>
      <text:p text:style-name="P4">La spécification assure que le temps de travail est strictement positif, et que le salaire perçu par le travailleur est correctement calculé.</text:p>
      <text:p text:style-name="P4"/>
      <text:p text:style-name="P4">6) <text:span text:style-name="T2">On modifie le prédicat pour définir temps_travaillé comme le salaire perçu divisé par le salaire horaire.</text:span></text:p>
      <text:p text:style-name="P4"/>
      <text:p text:style-name="P5">7) On définit la classe Usine :</text:p>
      <text:p text:style-name="P5">&lt;insérer code&gt;</text:p>
      <text:p text:style-name="P5"/>
      <text:p text:style-name="P5">8) Implémentation du prédicat Usine :</text:p>
      <text:p text:style-name="P6">&lt;insérer code&gt;</text:p>
      <text:p text:style-name="P5"/>
      <text:p text:style-name="P5"><text:soft-page-break/>9) <text:span text:style-name="T3">Implémentation de la méthode effectuer_tache() :</text:span></text:p>
      <text:p text:style-name="P7">&lt;insérer code&gt;</text:p>
      <text:p text:style-name="P7"/>
      <text:p text:style-name="P8">10)</text:p>
      <text:p text:style-name="P8"/>
      <text:p text:style-name="P8"/>
      <text:p text:style-name="P9">13)</text:p>
      <text:p text:style-name="P9">On remplace money par gains_accumules et depenses_salaires</text:p>
      <text:p text:style-name="P9">On ajuste le code de get_balance()</text:p>
      <text:p text:style-name="P9">&lt;insérer code&gt;</text:p>
      <text:p text:style-name="P9">On revoit aussi le prédicat usine :</text:p>
      <text:p text:style-name="P9">&lt;insérer code&gt;</text:p>
      <text:p text:style-name="P10">On réécrit la spécification des méthodes et on ajoute une méthode retrait(int montant)</text:p>
      <text:p text:style-name="P10">&lt;insérer code&gt;</text:p>
      <text:p text:style-name="P10">On modifie le code de effectuer_tache() :</text:p>
      <text:p text:style-name="P10">&lt;insérer code&gt;</text:p>
      <text:p text:style-name="P10"/>
      <text:p text:style-name="P10">Aucune modifications nécessaire pour le main.</text:p>
      <text:p text:style-name="P10"/>
      <text:p text:style-name="P11">14<text:span text:style-name="T4">) On ajoute un prédicat est_effectuee :</text:span></text:p>
      <text:p text:style-name="P12">&lt;insérer code&gt;</text:p>
      <text:p text:style-name="P12">On peut ainsi le consommer dans effectuer_tache()</text:p>
      <text:p text:style-name="P13">et on le libère avant d’utiliser effectuer_tache()</text:p>
      <text:p text:style-name="P13"/>
      <text:p text:style-name="P14">15)</text:p>
      <text:p text:style-name="P15">&lt;insérer code&gt;</text:p>
      <text:p text:style-name="P14"><text:span text:style-name="T5">Il est possible de contourner la garantie en utilisant l’annotation close manuellement avant d’utiliser effectuer_tache()</text:span></text:p>
      <text:p text:style-name="P14"/>
      <text:p text:style-name="P15">16) On peut toujours ouvrir et fermer le prédicat manuellement avec les annotations</text:p>
      <text:p text:style-name="P15"/>
      <text:p text:style-name="P15">17) On ajoute une pré-condition pour assurer que le temps nécessaire de la tâche est inférieur au temps disponible du travailleur.</text:p>
      <text:p text:style-name="P15"/>
      <text:p text:style-name="P15">18) <text:span text:style-name="T6">Verifast nous assure que le code est correct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0:22:50.301991943</meta:creation-date>
    <dc:date>2018-12-18T17:10:06.256287861</dc:date>
    <meta:editing-duration>PT8M18S</meta:editing-duration>
    <meta:editing-cycles>1</meta:editing-cycles>
    <meta:document-statistic meta:table-count="0" meta:image-count="0" meta:object-count="0" meta:page-count="2" meta:paragraph-count="58" meta:word-count="383" meta:character-count="2604" meta:non-whitespace-character-count="2251"/>
    <meta:generator>LibreOffice/5.1.6.2$Linux_X86_64 LibreOffice_project/10m0$Build-2</meta:generator>
  </office:meta>
</office:document-meta>
</file>